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Standard">
      <style:text-properties fo:font-size="10pt" fo:language="en" fo:country="US" fo:font-style="normal" style:font-size-asian="10pt" style:font-style-asian="normal" style:font-size-complex="10pt" style:font-style-complex="normal"/>
    </style:style>
    <style:style style:name="P31" style:family="paragraph" style:parent-style-name="Heading_20_1">
      <style:text-properties fo:language="en" fo:country="US"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fo:font-style="normal" style:font-style-asian="normal" style:font-style-complex="normal"/>
    </style:style>
    <style:style style:name="P36" style:family="paragraph" style:parent-style-name="Heading_20_2">
      <style:text-properties fo:font-style="normal" style:font-style-asian="normal" style:font-style-complex="normal"/>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1">
      <style:text-properties fo:language="en" fo:country="US" fo:font-style="normal" style:font-style-asian="normal" style:font-style-complex="normal"/>
    </style:style>
    <style:style style:name="P41" style:family="paragraph" style:parent-style-name="Text_20_body" style:list-style-name="L2">
      <style:text-properties fo:language="en" fo:country="US"/>
    </style:style>
    <style:style style:name="P42" style:family="paragraph" style:parent-style-name="Text_20_body" style:list-style-name="L7">
      <style:text-properties fo:language="en" fo:country="US"/>
    </style:style>
    <style:style style:name="P43" style:family="paragraph" style:parent-style-name="Text_20_body" style:list-style-name="L3">
      <style:text-properties fo:font-size="10pt" fo:language="en" fo:country="US" style:font-size-asian="10pt" style:font-size-complex="10pt"/>
    </style:style>
    <style:style style:name="P44" style:family="paragraph" style:parent-style-name="Text_20_body" style:list-style-name="L4">
      <style:text-properties fo:font-size="10pt" fo:language="en" fo:country="US" style:font-size-asian="10pt" style:font-size-complex="10pt"/>
    </style:style>
    <style:style style:name="P45" style:family="paragraph" style:parent-style-name="Text_20_body" style:list-style-name="L5">
      <style:text-properties fo:font-size="10pt" fo:language="en" fo:country="US" style:font-size-asian="10pt" style:font-size-complex="10pt"/>
    </style:style>
    <style:style style:name="P46" style:family="paragraph" style:parent-style-name="Text_20_body" style:list-style-name="L6">
      <style:text-properties fo:font-size="10pt" fo:language="en" fo:country="US" style:font-size-asian="10pt" style:font-size-complex="10pt"/>
    </style:style>
    <style:style style:name="P47" style:family="paragraph" style:parent-style-name="Text_20_body" style:list-style-name="L8">
      <style:text-properties fo:font-size="10pt" fo:language="en" fo:country="US" style:font-size-asian="10pt" style:font-size-complex="10pt"/>
    </style:style>
    <style:style style:name="P48" style:family="paragraph" style:parent-style-name="Text_20_body" style:list-style-name="L9">
      <style:text-properties fo:font-size="10pt" fo:language="en" fo:country="US" style:font-size-asian="10pt" style:font-size-complex="10pt"/>
    </style:style>
    <style:style style:name="P49" style:family="paragraph" style:parent-style-name="Text_20_body" style:list-style-name="L10">
      <style:text-properties fo:font-size="10pt" fo:language="en" fo:country="US" style:font-size-asian="10pt" style:font-size-complex="10pt"/>
    </style:style>
    <style:style style:name="P50" style:family="paragraph" style:parent-style-name="Text_20_body" style:list-style-name="L12">
      <style:text-properties fo:font-size="10pt" fo:language="en" fo:country="US" style:font-size-asian="10pt" style:font-size-complex="10pt"/>
    </style:style>
    <style:style style:name="P51" style:family="paragraph" style:parent-style-name="Text_20_body" style:list-style-name="L13">
      <style:text-properties fo:font-size="10pt" fo:language="en" fo:country="US" style:font-size-asian="10pt" style:font-size-complex="10pt"/>
    </style:style>
    <style:style style:name="P52" style:family="paragraph" style:parent-style-name="Text_20_body" style:list-style-name="L14">
      <style:text-properties fo:font-size="10pt" fo:language="en" fo:country="US" style:font-size-asian="10pt" style:font-size-complex="10pt"/>
    </style:style>
    <style:style style:name="P53" style:family="paragraph" style:parent-style-name="Text_20_body" style:list-style-name="L15">
      <style:text-properties fo:font-size="10pt" fo:language="en" fo:country="US" style:font-size-asian="10pt" style:font-size-complex="10pt"/>
    </style:style>
    <style:style style:name="P54" style:family="paragraph" style:parent-style-name="Text_20_body" style:list-style-name="L16">
      <style:text-properties fo:font-size="10pt" fo:language="en" fo:country="US" style:font-size-asian="10pt" style:font-size-complex="10pt"/>
    </style:style>
    <style:style style:name="P55" style:family="paragraph" style:parent-style-name="Text_20_body" style:list-style-name="L17">
      <style:text-properties fo:font-size="10pt" fo:language="en" fo:country="US" style:font-size-asian="10pt" style:font-size-complex="10pt"/>
    </style:style>
    <style:style style:name="P56" style:family="paragraph" style:parent-style-name="Text_20_body" style:list-style-name="L18">
      <style:text-properties fo:font-size="10pt" fo:language="en" fo:country="US" style:font-size-asian="10pt" style:font-size-complex="10pt"/>
    </style:style>
    <style:style style:name="P57" style:family="paragraph" style:parent-style-name="Text_20_body" style:list-style-name="L19">
      <style:text-properties fo:font-size="10pt" fo:language="en" fo:country="US" style:font-size-asian="10pt" style:font-size-complex="10pt"/>
    </style:style>
    <style:style style:name="P58" style:family="paragraph" style:parent-style-name="Text_20_body" style:list-style-name="L20">
      <style:text-properties fo:font-size="10pt" fo:language="en" fo:country="US" style:font-size-asian="10pt" style:font-size-complex="10pt"/>
    </style:style>
    <style:style style:name="P59" style:family="paragraph" style:parent-style-name="Text_20_body" style:list-style-name="L25">
      <style:text-properties fo:font-size="10pt" fo:language="en" fo:country="US" style:font-size-asian="10pt" style:font-size-complex="10pt"/>
    </style:style>
    <style:style style:name="P60" style:family="paragraph" style:parent-style-name="Text_20_body" style:list-style-name="L26">
      <style:text-properties fo:font-size="10pt" fo:language="en" fo:country="US" style:font-size-asian="10pt" style:font-size-complex="10pt"/>
    </style:style>
    <style:style style:name="P61" style:family="paragraph" style:parent-style-name="Text_20_body" style:list-style-name="L22">
      <style:text-properties fo:font-size="10pt" fo:language="en" fo:country="US" style:font-size-asian="10pt" style:font-size-complex="10pt"/>
    </style:style>
    <style:style style:name="P62" style:family="paragraph" style:parent-style-name="Text_20_body" style:list-style-name="L29">
      <style:text-properties fo:font-size="10pt" fo:language="en" fo:country="US" style:font-size-asian="10pt" style:font-size-complex="10pt"/>
    </style:style>
    <style:style style:name="P63" style:family="paragraph" style:parent-style-name="Text_20_body" style:list-style-name="L30">
      <style:text-properties fo:font-size="10pt" fo:language="en" fo:country="US" style:font-size-asian="10pt" style:font-size-complex="10pt"/>
    </style:style>
    <style:style style:name="P6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11">
      <style:text-properties fo:font-size="10pt" style:font-size-asian="10pt" style:font-size-complex="10pt"/>
    </style:style>
    <style:style style:name="P69" style:family="paragraph" style:parent-style-name="Text_20_body" style:list-style-name="L21">
      <style:text-properties fo:font-size="10pt" style:font-size-asian="10pt" style:font-size-complex="10pt"/>
    </style:style>
    <style:style style:name="P70" style:family="paragraph" style:parent-style-name="Text_20_body" style:list-style-name="L22">
      <style:text-properties fo:font-size="10pt" style:font-size-asian="10pt" style:font-size-complex="10pt"/>
    </style:style>
    <style:style style:name="P71" style:family="paragraph" style:parent-style-name="Text_20_body" style:list-style-name="L23">
      <style:text-properties fo:font-size="10pt" style:font-size-asian="10pt" style:font-size-complex="10pt"/>
    </style:style>
    <style:style style:name="P72" style:family="paragraph" style:parent-style-name="Text_20_body" style:list-style-name="L27">
      <style:text-properties fo:font-size="10pt" style:font-size-asian="10pt" style:font-size-complex="10pt"/>
    </style:style>
    <style:style style:name="P73" style:family="paragraph" style:parent-style-name="Text_20_body" style:list-style-name="L28">
      <style:text-properties fo:font-size="10pt" style:font-size-asian="10pt" style:font-size-complex="10pt"/>
    </style:style>
    <style:style style:name="P74" style:family="paragraph" style:parent-style-name="Text_20_body" style:list-style-name="L24"/>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8">Introduction<text:tab/>4</text:p>
          <text:p text:style-name="P38">1 – Changes to the single player game<text:tab/>5</text:p>
          <text:p text:style-name="P39">1.1 – Player spawning and dying<text:tab/>5</text:p>
          <text:p text:style-name="P39">1.2 – Bots as enemies<text:tab/>5</text:p>
          <text:p text:style-name="P39">1.3 – Some other changes<text:tab/>6</text:p>
          <text:p text:style-name="P39">1.4 – Difficulty levels<text:tab/>6</text:p>
          <text:p text:style-name="P39">1.5 – Scoring<text:tab/>7</text:p>
          <text:p text:style-name="P38">2 – New entities<text:tab/>9</text:p>
          <text:p text:style-name="P39">2.1 – func_breakable<text:tab/>9</text:p>
          <text:p text:style-name="P39">2.2 – func_door_rotating<text:tab/>9</text:p>
          <text:p text:style-name="P39">2.3 – holdable_key_*<text:tab/>10</text:p>
          <text:p text:style-name="P39">2.4 – info_backpack<text:tab/>11</text:p>
          <text:p text:style-name="P39">2.5 – info_camera<text:tab/>11</text:p>
          <text:p text:style-name="P39">2.6 – info_waypoint<text:tab/>12</text:p>
          <text:p text:style-name="P39">2.7 – item_armor_vest<text:tab/>12</text:p>
          <text:p text:style-name="P39">2.8 – shooter_bfg<text:tab/>13</text:p>
          <text:p text:style-name="P39">2.9 – target_botspawn<text:tab/>13</text:p>
          <text:p text:style-name="P39">2.10 - target_cutscene<text:tab/>14</text:p>
          <text:p text:style-name="P39">2.11 – target_debrisemitter<text:tab/>15</text:p>
          <text:p text:style-name="P39">2.12 – target_earthquake<text:tab/>15</text:p>
          <text:p text:style-name="P39">2.13 – target_effect<text:tab/>16</text:p>
          <text:p text:style-name="P39">2.14 – target_finish<text:tab/>16</text:p>
          <text:p text:style-name="P39">2.15 – target_gravity<text:tab/>17</text:p>
          <text:p text:style-name="P39">2.16 – target_logic<text:tab/>17</text:p>
          <text:p text:style-name="P39">2.17 – target_mapchange<text:tab/>17</text:p>
          <text:p text:style-name="P39">2.18 – target_modify<text:tab/>18</text:p>
          <text:p text:style-name="P39">2.19 – target_objective<text:tab/>18</text:p>
          <text:p text:style-name="P39">2.20 – target_playerspeed<text:tab/>18</text:p>
          <text:p text:style-name="P39">2.21 – target_playerstats<text:tab/>18</text:p>
          <text:p text:style-name="P39">2.22 – target_script<text:tab/>19</text:p>
          <text:p text:style-name="P39">2.23 – target_skill<text:tab/>19</text:p>
          <text:p text:style-name="P39">2.24 – target_unlink<text:tab/>19</text:p>
          <text:p text:style-name="P39">2.25 – target_variable<text:tab/>19</text:p>
          <text:p text:style-name="P39">2.26 – trigger_death<text:tab/>20</text:p>
          <text:p text:style-name="P39">2.27 – trigger_frag<text:tab/>20</text:p>
          <text:p text:style-name="P39">2.28 – trigger_lock<text:tab/>21</text:p>
          <text:p text:style-name="P38">3 – Modified entities<text:tab/>21</text:p>
          <text:p text:style-name="P39">3.1 – worldspawn<text:tab/>22</text:p>
          <text:p text:style-name="P39">3.2 – func_bobbing<text:tab/>22</text:p>
          <text:p text:style-name="P39">3.3 – func_button<text:tab/>22</text:p>
          <text:p text:style-name="P39">3.4 – func_door<text:tab/>22</text:p>
          <text:p text:style-name="P39">3.5 – func_rotating<text:tab/>23</text:p>
          <text:p text:style-name="P39">3.6 – func_static<text:tab/>23</text:p>
          <text:p text:style-name="P39">3.7 – func_timer<text:tab/>23</text:p>
          <text:p text:style-name="P39">3.8 – holdable_teleporter<text:tab/>23</text:p>
          <text:p text:style-name="P39">3.9 – path_corner<text:tab/>23</text:p>
          <text:p text:style-name="P39">3.10 – shooter_*<text:tab/>23</text:p>
          <text:p text:style-name="P39">3.11 – target_delay<text:tab/>24</text:p>
          <text:p text:style-name="P39">3.12 – target_print<text:tab/>24</text:p>
          <text:p text:style-name="P39">3.13 – target_relay<text:tab/>24</text:p>
          <text:p text:style-name="P39">3.14 – target_remove_powerups<text:tab/>24</text:p>
          <text:p text:style-name="P39">3.15 – target_speaker<text:tab/>24</text:p>
          <text:p text:style-name="P39">3.16 – trigger_hurt<text:tab/>24</text:p>
          <text:p text:style-name="P39">3.17 – Spawnpoints <text:tab/>25</text:p>
          <text:p text:style-name="P39"><text:soft-page-break/>3.18 – targeting entities<text:tab/>25</text:p>
          <text:p text:style-name="P39">3.19 – Constant light on func_* entities<text:tab/>26</text:p>
          <text:p text:style-name="P38">4 – Miscellaneous info for level designers<text:tab/>27</text:p>
          <text:p text:style-name="P39">4.1 – Configuring GtkRadiant<text:tab/>27</text:p>
          <text:p text:style-name="P39">4.2 – Creating ladders<text:tab/>28</text:p>
          <text:p text:style-name="P39">4.3 – Fade-in<text:tab/>28</text:p>
          <text:p text:style-name="P39">4.4 – The effect of sv_maxclients<text:tab/>28</text:p>
          <text:p text:style-name="P39">4.5 – Creating an .arena file for your map<text:tab/>28</text:p>
          <text:p text:style-name="P39">4.6 – Using scripts with target_script<text:tab/>29</text:p>
          <text:p text:style-name="P38">5 – New cvars<text:tab/>30</text:p>
        </text:index-body>
      </text:table-of-content>
      <text:p text:style-name="Standard"/>
      <text:h text:style-name="P32"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3" text:outline-level="1">1 – Changes to the single player game</text:h>
      <text:p text:style-name="P18"><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4"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0413525" text:style-name="L1">
        <text:list-item>
          <text:p text:style-name="P40">Bots don't attack each other. They don't see each other as a target that should be attacked.</text:p>
        </text:list-item>
        <text:list-item>
          <text:p text:style-name="P40">Bots can not accidentally hurt each other. They are invincible to each others weapon fire.</text:p>
        </text:list-item>
        <text:list-item>
          <text:p text:style-name="P40">A bot that dies is removed from the game. This means that a fight with a bot is a one-off thing. When the bot is dead, he stays dead.</text:p>
        </text:list-item>
        <text:list-item>
          <text:p text:style-name="P40">Bots don't drop any items when they die.</text:p>
        </text:list-item>
        <text:list-item>
          <text:p text:style-name="P40">Bots don't chat to keep up the illusion of them being single player style “monsters”.</text:p>
        </text:list-item>
        <text:list-item>
          <text:p text:style-name="P4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0412596" text:style-name="L2">
        <text:list-item>
          <text:p text:style-name="P4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1">Removed other visual feedback such as the score plums when a frag is made and awards (such as humiliation, impressive and excellent)</text:p>
        </text:list-item>
        <text:list-item>
          <text:p text:style-name="P41"><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1">Items do not automatically respawn anymore. If you want an item to respawn, you should specify a wait key.</text:p>
        </text:list-item>
        <text:list-item>
          <text:p text:style-name="P4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1">The main and single player menus are completely redesigned.</text:p>
        </text:list-item>
        <text:list-item>
          <text:p text:style-name="P4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2"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30394793" text:style-name="L3">
        <text:list-item>
          <text:p text:style-name="P43">health : The entire entity is removed once this amount of damages has been inflicted to it.</text:p>
        </text:list-item>
        <text:list-item>
          <text:p text:style-name="P43">count : The entity will spew out this number of chunks of debris when it's broken (default = 0).</text:p>
        </text:list-item>
        <text:list-item>
          <text:p text:style-name="P43">target : Targetted entity will be triggered once the func_breakable is destroyed.</text:p>
        </text:list-item>
        <text:list-item>
          <text:p text:style-name="P43">dmg : Amount of splashdamage the func_breakable will deal when it is removed (default = 0).</text:p>
        </text:list-item>
        <text:list-item>
          <text:p text:style-name="P43">radius : The radius in which the splashdamage is dealt (default = 120).</text:p>
        </text:list-item>
        <text:list-item>
          <text:p text:style-name="P43">target : Targetted entity will be triggered once the func_breakable is destroyed.</text:p>
        </text:list-item>
        <text:list-item>
          <text:p text:style-name="P43">target2 : Targetted entity will be triggered once the func_breakable is destroyed.</text:p>
        </text:list-item>
        <text:list-item>
          <text:p text:style-name="P43">targetname : activating entity points to this.</text:p>
        </text:list-item>
        <text:list-item>
          <text:p text:style-name="P43">targetname2 : activating entity points to this.</text:p>
        </text:list-item>
      </text:list>
      <text:p text:style-name="P18"/>
      <text:p text:style-name="P22">Spawnflags:</text:p>
      <text:list xml:id="list30421386" text:style-name="L4">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Emit chunks of stone.</text:p>
        </text:list-item>
        <text:list-item>
          <text:p text:style-name="P44">NO_PLAYER : The player cannot damage the func_breakable.</text:p>
        </text:list-item>
        <text:list-item>
          <text:p text:style-name="P44">NO_BOTS : Bots cannot damage the func_breakable.</text:p>
        </text:list-item>
        <text:list-item>
          <text:p text:style-name="P44">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30409309" text:style-name="L5">
        <text:list-item>
          <text:p text:style-name="P45">distance : determines how many degrees the door will rotate (default 90).</text:p>
        </text:list-item>
        <text:list-item>
          <text:p text:style-name="P45">speed : determines how fast the door moves (degrees/second).</text:p>
        </text:list-item>
        <text:list-item>
          <text:p text:style-name="P45"><text:soft-page-break/>wait : number of seconds before door returns (default 2, -1 = return immediately, -2 return only when triggered again)</text:p>
        </text:list-item>
        <text:list-item>
          <text:p text:style-name="P45">targetname : if set, a func_button or trigger is required to activate the door.</text:p>
        </text:list-item>
        <text:list-item>
          <text:p text:style-name="P45">targetname2 : if set, a func_button or trigger is required to activate the door.</text:p>
        </text:list-item>
        <text:list-item>
          <text:p text:style-name="P45">dmg : damage to inflict on player when he blocks operation of door (default 2). Door will reverse direction when blocked unless CRUSHER spawnflag is set.</text:p>
        </text:list-item>
        <text:list-item>
          <text:p text:style-name="P45">health : (default 0) if set to any non-zero value, the button must take damage (any amount) to activate.</text:p>
        </text:list-item>
        <text:list-item>
          <text:p text:style-name="P45">team : assign the same team name to multiple doors that should operate together (see Notes).</text:p>
        </text:list-item>
        <text:list-item>
          <text:p text:style-name="P45">startsound : if set, overrides the sound to play when the door starts moving.</text:p>
        </text:list-item>
        <text:list-item>
          <text:p text:style-name="P45">endsound : if set, overrides the sound to play when the door has stopped moving.</text:p>
        </text:list-item>
        <text:list-item>
          <text:p text:style-name="P45">light : constantLight radius of .md3 model included with entity. Has no effect on the entity's brushes (default 0).</text:p>
        </text:list-item>
        <text:list-item>
          <text:p text:style-name="P45">color : constantLight color of .md3 model included with entity. Has no effect on the entity's brushes (default 1 1 1).</text:p>
        </text:list-item>
        <text:list-item>
          <text:p text:style-name="P45">model2 : path/name of model to include (eg: models/mapobjects/pipe/pipe02.md3).</text:p>
        </text:list-item>
        <text:list-item>
          <text:p text:style-name="P45">origin : alternate method of setting XYZ origin of .md3 model included with entity (See Notes).</text:p>
        </text:list-item>
      </text:list>
      <text:p text:style-name="P22">Spawnflags:</text:p>
      <text:list xml:id="list30395376" text:style-name="L6">
        <text:list-item>
          <text:p text:style-name="P46">START_OPEN : the door will spawn in the open state and operate in reverse.</text:p>
        </text:list-item>
        <text:list-item>
          <text:p text:style-name="P46">CRUSHER : door will not reverse direction when blocked and will keep damaging player until he dies or gets out of the way.</text:p>
        </text:list-item>
        <text:list-item>
          <text:p text:style-name="P46">REVERSE : opens the door in the other direction.</text:p>
        </text:list-item>
        <text:list-item>
          <text:p text:style-name="P46">X_AXIS : open on the x axis instead of the x axis</text:p>
        </text:list-item>
        <text:list-item>
          <text:p text:style-name="P46">Y_AXIS : open on the y axis instead of the x axis</text:p>
        </text:list-item>
      </text:list>
      <text:p text:style-name="P27"/>
      <text:h text:style-name="P34"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407366" text:style-name="L7">
        <text:list-item>
          <text:p text:style-name="P42"><draw:rect text:anchor-type="paragraph" draw:z-index="0" draw:style-name="gr1" draw:text-style-name="P75" svg:width="6.959cm" svg:height="9.579cm" svg:x="9.862cm" svg:y="0.09cm"><text:p/></draw:rect>holdable_key_blue</text:p>
        </text:list-item>
        <text:list-item>
          <text:p text:style-name="P42">holdable_key_green</text:p>
        </text:list-item>
        <text:list-item>
          <text:p text:style-name="P42">holdable_key_red</text:p>
        </text:list-item>
        <text:list-item>
          <text:p text:style-name="P4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2">holdable_key_silver</text:p>
        </text:list-item>
        <text:list-item>
          <text:p text:style-name="P42">holdable_key_gold</text:p>
        </text:list-item>
        <text:list-item>
          <text:p text:style-name="P4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0395539" text:style-name="L8">
        <text:list-item>
          <text:p text:style-name="P47">wait : time in seconds before item respawns after being picked up (default 60, -1 = never respawn).</text:p>
        </text:list-item>
        <text:list-item>
          <text:p text:style-name="P47">random : random time variance in seconds added or subtracted from "wait" delay (default 0).</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2"/>
      <text:p text:style-name="P22">Spawnflags:</text:p>
      <text:list xml:id="list30434376" text:continue-list="list30421386" text:style-name="L4">
        <text:list-item>
          <text:p text:style-name="P4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text:soft-page-break/>It is possible to write camera debug info to the console when a map is loaded. See the description for the g_debugCameras cvar in the cvars section of this document.</text:p>
      <text:p text:style-name="P22">Keys:</text:p>
      <text:list xml:id="list30407025" text:style-name="L9">
        <text:list-item>
          <text:p text:style-name="P48">targetname : activating entity points to this.</text:p>
        </text:list-item>
        <text:list-item>
          <text:p text:style-name="P48">targetname2 : activating entity points to this.</text:p>
        </text:list-item>
        <text:list-item>
          <text:p text:style-name="P48">target : this points to the next camera to jump to in the cutscene.</text:p>
        </text:list-item>
        <text:list-item>
          <text:p text:style-name="P48">target2 : this points to an info_notnull or target_position entity to aim the view of the camera.</text:p>
        </text:list-item>
        <text:list-item>
          <text:p text:style-name="P48">fov : zoom fov for this camera.</text:p>
        </text:list-item>
        <text:list-item>
          <text:p text:style-name="P48">wait : number of seconds this camera will hold the view (default 1).</text:p>
        </text:list-item>
        <text:list-item>
          <text:p text:style-name="P48">angles: alternate "pitch, yaw, roll" angles method of aiming cutscene camera (default 0 0 0).</text:p>
        </text:list-item>
      </text:list>
      <text:p text:style-name="P22">Spawnflags:</text:p>
      <text:list xml:id="list30413938" text:style-name="L10">
        <text:list-item>
          <text:p text:style-name="P4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0410068" text:style-name="L11">
        <text:list-item>
          <text:p text:style-name="P68">target : point at another info_waypoint to chain waypoints together</text:p>
        </text:list-item>
        <text:list-item>
          <text:p text:style-name="P68">targetname : target another info_waypoint or a target_botspawn entity at this to make a bot move to this waypoint after reaching the previous waypoint or spawning.</text:p>
        </text:list-item>
      </text:list>
      <text:p text:style-name="P24"/>
      <text:h text:style-name="P34"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0423289" text:style-name="L12">
        <text:list-item>
          <text:p text:style-name="P50">wait : time in seconds before item respawns after being picked up (default 25, -1 = never respawn).</text:p>
        </text:list-item>
        <text:list-item>
          <text:p text:style-name="P50">random : random time variance in seconds added or subtracted from "wait" delay (default 0 - see Notes).</text:p>
        </text:list-item>
        <text:list-item>
          <text:p text:style-name="P50">team : set this to team items. Teamed items will respawn randomly after team master is picked up (see Notes).</text:p>
        </text:list-item>
        <text:list-item>
          <text:p text:style-name="P50">target : picking up the item will trigger the entity this points to.</text:p>
        </text:list-item>
        <text:list-item>
          <text:p text:style-name="P50">targetname : a target_give entity can point to this for respawn freebies.</text:p>
        </text:list-item>
      </text:list>
      <text:p text:style-name="P22"/>
      <text:p text:style-name="P22"><text:soft-page-break/>Spawnflags:</text:p>
      <text:list xml:id="list30431674" text:continue-list="list30434376" text:style-name="L4">
        <text:list-item>
          <text:p text:style-name="P44">SUSPENDED : item will spawn where it was placed in map and won't drop to the floor.</text:p>
        </text:list-item>
      </text:list>
      <text:h text:style-name="P34"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0402399" text:style-name="L13">
        <text:list-item>
          <text:p text:style-name="P51">angles: this sets the pitch and yaw aiming angles of shooter (default 0 0). The roll angle does not apply.</text:p>
        </text:list-item>
        <text:list-item>
          <text:p text:style-name="P51">targetname : activating trigger points to this.</text:p>
        </text:list-item>
        <text:list-item>
          <text:p text:style-name="P51">target : this points to a target_position entity for aiming the bfg shots.</text:p>
        </text:list-item>
        <text:list-item>
          <text:p text:style-name="P51">random : random aiming variance in degrees from the straight line to the targeted entity (default 0 - see Notes).</text:p>
        </text:list-item>
        <text:list-item>
          <text:p text:style-name="P51">dmg: amount of damage a bfg projectile will deal (default 100).</text:p>
        </text:list-item>
      </text:list>
      <text:p text:style-name="P22"/>
      <text:p text:style-name="P22">Spawnflags:</text:p>
      <text:list xml:id="list30419872" text:style-name="L14">
        <text:list-item>
          <text:p text:style-name="P52">TARGET_PLAYER : The shooter will always aim directly at the player.</text:p>
        </text:list-item>
      </text:list>
      <text:p text:style-name="P18"/>
      <text:h text:style-name="P34"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text:soft-page-break/>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0420530" text:style-name="L15">
        <text:list-item>
          <text:p text:style-name="P53">angle : direction in which bot will look when spawning in the game.</text:p>
        </text:list-item>
        <text:list-item>
          <text:p text:style-name="P53">clientname : the name of the bot to spawn. When omitted it defaults to Sarge.</text:p>
        </text:list-item>
        <text:list-item>
          <text:p text:style-name="P53">health : the amount of health the bot will have when it spawns into the game.</text:p>
        </text:list-item>
        <text:list-item>
          <text:p text:style-name="P53">skill : sets the relative skill level of the bot (default = 0).</text:p>
        </text:list-item>
        <text:list-item>
          <text:p text:style-name="P53">target : this points to entities to activate when this entity is triggered.</text:p>
        </text:list-item>
        <text:list-item>
          <text:p text:style-name="P53">targetname : activating trigger points to this.</text:p>
        </text:list-item>
        <text:list-item>
          <text:p text:style-name="P53">deathtarget: this points to entities to activate when a bot spawned by the target_botspawn dies.</text:p>
        </text:list-item>
      </text:list>
      <text:p text:style-name="P22"/>
      <text:p text:style-name="P22">Spawnflags:<text:line-break/></text:p>
      <text:list xml:id="list30424945" text:style-name="L16">
        <text:list-item>
          <text:p text:style-name="P54">WP_MACHINEGUN : The bot spawns into the game with a Machinegun.</text:p>
        </text:list-item>
        <text:list-item>
          <text:p text:style-name="P54">WP_SHOTGUN : The bot spawns into the game with a Shotgun.</text:p>
        </text:list-item>
        <text:list-item>
          <text:p text:style-name="P54">WP_GRENADE_LAUNCHER : The bot spawns into the game with a Grenade Launcher.</text:p>
        </text:list-item>
        <text:list-item>
          <text:p text:style-name="P54">WP_ROCKET_LAUNCHER : The bot spawns into the game with a Rocket Launcher.</text:p>
        </text:list-item>
        <text:list-item>
          <text:p text:style-name="P54">WP_LIGHTNING : The bot spawns into the game with a Lightninggun.</text:p>
        </text:list-item>
        <text:list-item>
          <text:p text:style-name="P54">WP_RAILGUN : The bot spawns into the game with a Railgun.</text:p>
        </text:list-item>
        <text:list-item>
          <text:p text:style-name="P54">WP_PLASMAGUN : The bot spawns into the game with a Plasmagun.</text:p>
        </text:list-item>
        <text:list-item>
          <text:p text:style-name="P54">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text:soft-page-break/>Keys:</text:p>
      <text:list xml:id="list30403600" text:style-name="L17">
        <text:list-item>
          <text:p text:style-name="P55">target : this points to an info_camera entity to which the camera view should go.</text:p>
        </text:list-item>
        <text:list-item>
          <text:p text:style-name="P55">target2 : this points to an info_camera entity to which the camera view should go.</text:p>
        </text:list-item>
        <text:list-item>
          <text:p text:style-name="P55">targetname : activating entity points to this.</text:p>
        </text:list-item>
        <text:list-item>
          <text:p text:style-name="P55">targetname2 : activating entity points to this.</text:p>
        </text:list-item>
      </text:list>
      <text:p text:style-name="P22">Spawnflags</text:p>
      <text:list xml:id="list30409613" text:style-name="L18">
        <text:list-item>
          <text:p text:style-name="P56">HALT_AI : Freezes all enemies in place while the cutscene is running.</text:p>
        </text:list-item>
      </text:list>
      <text:p text:style-name="P22"/>
      <text:h text:style-name="P34"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0403002" text:style-name="L19">
        <text:list-item>
          <text:p text:style-name="P57">targetname : activating trigger points to this.</text:p>
        </text:list-item>
        <text:list-item>
          <text:p text:style-name="P57">count : The number of debris pieces to emit (default = 10).</text:p>
        </text:list-item>
      </text:list>
      <text:p text:style-name="P22">Spawnflags:</text:p>
      <text:list xml:id="list30401336" text:style-name="L20">
        <text:list-item>
          <text:p text:style-name="P58">LIGHT_DEBRIS : Emit light colored pieces of concrete debris.</text:p>
        </text:list-item>
        <text:list-item>
          <text:p text:style-name="P58">DARK_DEBRIS : Emit dark colored pieces of concrete debris.</text:p>
        </text:list-item>
        <text:list-item>
          <text:p text:style-name="P58">LIGHT_LARGE_DEBRIS : Emit large light colored pieces of concrete debris.</text:p>
        </text:list-item>
        <text:list-item>
          <text:p text:style-name="P58">DARK_LARGE_DEBRIS : Emit large dark colored pieces of concrete debris.</text:p>
        </text:list-item>
        <text:list-item>
          <text:p text:style-name="P58">WOOD_DEBRIS : Emit pieces of wooden debris.</text:p>
        </text:list-item>
        <text:list-item>
          <text:p text:style-name="P58">FLESH_DEBRIS : Emit gibs.</text:p>
        </text:list-item>
        <text:list-item>
          <text:p text:style-name="P58">GLASS_DEBRIS : Emit shards of glass.</text:p>
        </text:list-item>
        <text:list-item>
          <text:p text:style-name="P58">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0416095" text:style-name="L21">
        <text:list-item>
          <text:p text:style-name="P69">targetname : activating trigger points to this.</text:p>
        </text:list-item>
        <text:list-item>
          <text:p text:style-name="P69">length : duration of the earthquake in seconds (2 - 32)</text:p>
        </text:list-item>
        <text:list-item>
          <text:p text:style-name="P69">intensity : intensity of the earthquake (1 - 16)</text:p>
        </text:list-item>
      </text:list>
      <text:p text:style-name="P24"/>
      <text:h text:style-name="Heading_20_2" text:outline-level="2"><text:soft-page-break/>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0424824" text:style-name="L22">
        <text:list-item>
          <text:p text:style-name="P70">targetname : activating trigger points to this.</text:p>
        </text:list-item>
        <text:list-item>
          <text:p text:style-name="P70">color : color of the particles for particle effect (default 1.0 1.0 1.0).</text:p>
        </text:list-item>
        <text:list-item>
          <text:p text:style-name="P70">count : number of particles for particle effect (0 - 255, default 100).</text:p>
        </text:list-item>
        <text:list-item>
          <text:p text:style-name="P70">speed : speed of the particles (default 100).</text:p>
        </text:list-item>
        <text:list-item>
          <text:p text:style-name="P70">overlay : specifies an image to overlay over the screen. Leave empty to remove existing overlay.</text:p>
        </text:list-item>
      </text:list>
      <text:p text:style-name="P24">Spawnflags</text:p>
      <text:list xml:id="list30402364" text:style-name="L23">
        <text:list-item>
          <text:p text:style-name="P71">EXPLOSION : Shows an explosion when activated.</text:p>
        </text:list-item>
        <text:list-item>
          <text:p text:style-name="P71">PARTICLES_GRAVITY : Generates particles that are affected by gravity.</text:p>
        </text:list-item>
        <text:list-item>
          <text:p text:style-name="P71">PARTICLES_LINEAR : Generates particles that are not affected by gravity.</text:p>
        </text:list-item>
        <text:list-item>
          <text:p text:style-name="P71">PARTICLES_LINEAR_UP : Generates particles that are not affected by gravity that only move upwards.</text:p>
        </text:list-item>
        <text:list-item>
          <text:p text:style-name="P71">PARTICLES_LINEAR_DOWN : Generates particles that are not affected by gravity that only move downwards.</text:p>
        </text:list-item>
        <text:list-item>
          <text:p text:style-name="P71">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text:soft-page-break/>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30412726" text:style-name="L24">
        <text:list-item>
          <text:p text:style-name="P74">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0411690" text:style-name="L25">
        <text:list-item>
          <text:p text:style-name="P59">count : amount of gravity to apply (defaults to the value set to g_gravity).</text:p>
        </text:list-item>
        <text:list-item>
          <text:p text:style-name="P59">targetname : activating trigger points to this.</text:p>
        </text:list-item>
      </text:list>
      <text:p text:style-name="P22"/>
      <text:p text:style-name="P22">Spawnflags:</text:p>
      <text:list xml:id="list30403605" text:style-name="L26">
        <text:list-item>
          <text:p text:style-name="P60">GLOBAL : all players are affected instead of only the activator.</text:p>
        </text:list-item>
      </text:list>
      <text:h text:style-name="P34"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0427396" text:continue-list="list30424824" text:style-name="L22">
        <text:list-item>
          <text:p text:style-name="P70">targetname : activating trigger points to this.</text:p>
        </text:list-item>
        <text:list-item>
          <text:p text:style-name="P61">target : this points to entities to activate when this entity is triggered.</text:p>
        </text:list-item>
      </text:list>
      <text:p text:style-name="P10"/>
      <text:p text:style-name="P10">Spawnflags:</text:p>
      <text:list xml:id="list30436341" text:continue-numbering="true" text:style-name="L22">
        <text:list-item>
          <text:p text:style-name="P61">RANDOM : only one of the targeted entities will be triggered at random.</text:p>
        </text:list-item>
        <text:list-item>
          <text:p text:style-name="P61">STAY_ON : a trigger will remain triggered until the target_logic is reset.</text:p>
        </text:list-item>
      </text:list>
      <text:p text:style-name="P8"/>
      <text:h text:style-name="P34"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0429851" text:continue-numbering="true" text:style-name="L22">
        <text:list-item>
          <text:p text:style-name="P61">mapname : The map to load. When omitted, the current map will be restarted.</text:p>
        </text:list-item>
        <text:list-item>
          <text:p text:style-name="P61"><text:soft-page-break/>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30411562" text:continue-numbering="true" text:style-name="L22">
        <text:list-item>
          <text:p text:style-name="P61">target : this points to entities to modify when this entity is triggered.</text:p>
        </text:list-item>
        <text:list-item>
          <text:p text:style-name="P61">targetname : activating trigger points to this.</text:p>
        </text:list-item>
        <text:list-item>
          <text:p text:style-name="P61">key : the key to modify on the target entity.</text:p>
        </text:list-item>
        <text:list-item>
          <text:p text:style-name="P61">value : the value to set for the key on the target entity.</text:p>
        </text:list-item>
      </text:list>
      <text:p text:style-name="P10"/>
      <text:h text:style-name="P34"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0427943" text:continue-numbering="true" text:style-name="L22">
        <text:list-item>
          <text:p text:style-name="P61">targetname : activating trigger points to this.</text:p>
        </text:list-item>
        <text:list-item>
          <text:p text:style-name="P61">message : the objective text.</text:p>
        </text:list-item>
      </text:list>
      <text:p text:style-name="P10"/>
      <text:p text:style-name="P10">Spawnflags:</text:p>
      <text:list xml:id="list30408870" text:continue-numbering="true" text:style-name="L22">
        <text:list-item>
          <text:p text:style-name="P61">SECONDARY : The secondary objective is set instead of the primary objective.</text:p>
        </text:list-item>
        <text:list-item>
          <text:p text:style-name="P61">SILENT : When set, the player will not be notified that the objectives are updated.</text:p>
        </text:list-item>
      </text:list>
      <text:h text:style-name="P34"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0419075" text:continue-numbering="true" text:style-name="L22">
        <text:list-item>
          <text:p text:style-name="P61">speed : the movement speed to apply to the player(s).</text:p>
        </text:list-item>
        <text:list-item>
          <text:p text:style-name="P61">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0404779" text:style-name="L27">
        <text:list-item>
          <text:p text:style-name="P72"><text:soft-page-break/>health : the amount of health to give the player</text:p>
        </text:list-item>
        <text:list-item>
          <text:p text:style-name="P72">armor : the amount of armor to give the player</text:p>
        </text:list-item>
        <text:list-item>
          <text:p text:style-name="P72">targetname : the activating trigger points to this.</text:p>
        </text:list-item>
        <text:list-item>
          <text:p text:style-name="P72">targetname2 : the activating trigger points to this.</text:p>
        </text:list-item>
      </text:list>
      <text:p text:style-name="P24"><text:line-break/>Spawnflags:</text:p>
      <text:list xml:id="list30394716" text:style-name="L28">
        <text:list-item>
          <text:p text:style-name="P73">ONLY_WHEN_LOWER : Only sets the player's health/armor if it is lower than the specified amount of health/armor.</text:p>
        </text:list-item>
        <text:list-item>
          <text:p text:style-name="P73">NO_HEALTH : The player's health is never set by this entity.</text:p>
        </text:list-item>
        <text:list-item>
          <text:p text:style-name="P73">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0416336" text:continue-list="list30419075" text:style-name="L22">
        <text:list-item>
          <text:p text:style-name="P61">targetname : ativating entity points to this.</text:p>
        </text:list-item>
        <text:list-item>
          <text:p text:style-name="P61">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0434663" text:continue-numbering="true" text:style-name="L22">
        <text:list-item>
          <text:p text:style-name="P61">targetname : activating entity points to this.</text:p>
        </text:list-item>
        <text:list-item>
          <text:p text:style-name="P61">skill : the skill level to apply. 1 is easiest, 5 is hardest (default = 2).</text:p>
        </text:list-item>
      </text:list>
      <text:h text:style-name="P34"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0426154" text:style-name="L29">
        <text:list-item>
          <text:p text:style-name="P62">targetname : activating trigger points to this.</text:p>
        </text:list-item>
        <text:list-item>
          <text:p text:style-name="P62">target : this points to entities to link/unlink when this entity is triggered.</text:p>
        </text:list-item>
      </text:list>
      <text:p text:style-name="P22"/>
      <text:p text:style-name="P22">Spawnflags:</text:p>
      <text:list xml:id="list30399633" text:style-name="L30">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4">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text:soft-page-break/>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0405270" text:style-name="L31">
        <text:list-item>
          <text:p text:style-name="P65">targetname : activating entity points to this.</text:p>
        </text:list-item>
        <text:list-item>
          <text:p text:style-name="P65">targetname2 : activating entity points to this.</text:p>
        </text:list-item>
        <text:list-item>
          <text:p text:style-name="P65">target : this points to entities to activate when this entity is triggered.</text:p>
        </text:list-item>
        <text:list-item>
          <text:p text:style-name="P65">target2 : this points to entities to activate when this entity is triggered.</text:p>
        </text:list-item>
        <text:list-item>
          <text:p text:style-name="P65">key : The name of the variable to read or write.</text:p>
        </text:list-item>
        <text:list-item>
          <text:p text:style-name="P65">value : The value that will be written or compared to.</text:p>
        </text:list-item>
      </text:list>
      <text:p text:style-name="P23">Spawnflags:</text:p>
      <text:list xml:id="list30401997" text:style-name="L32">
        <text:list-item>
          <text:p text:style-name="P66">COMPARE_EQUALS : The entity reads the specified variable and triggers its targets if the specified value matches the value stored in the variable.</text:p>
        </text:list-item>
        <text:list-item>
          <text:p text:style-name="P66">COMPARE_NOT_EQUALS : The entity reads the specified variable and triggers its targets if the specified value does not match the value stored in the variable.</text:p>
        </text:list-item>
        <text:list-item>
          <text:p text:style-name="P66">IMMEDIATELY : The entity will be activated when it is spawned.</text:p>
        </text:list-item>
      </text:list>
      <text:h text:style-name="P34"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0412184" text:continue-list="list30434663" text:style-name="L22">
        <text:list-item>
          <text:p text:style-name="P67">target : this points to the entity to activate.</text:p>
        </text:list-item>
        <text:list-item>
          <text:p text:style-name="P67">nobots : dying bots do not trigger this entity.</text:p>
        </text:list-item>
        <text:list-item>
          <text:p text:style-name="P67">nohumans : the player's death does not trigger this entity.</text:p>
        </text:list-item>
        <text:list-item>
          <text:p text:style-name="P67">count : the number of deaths that must have occurred before the entity activates its targets</text:p>
        </text:list-item>
      </text:list>
      <text:p text:style-name="P11"/>
      <text:p text:style-name="P11"/>
      <text:p text:style-name="P11">Spawnflags:</text:p>
      <text:list xml:id="list30406621" text:continue-numbering="true" text:style-name="L22">
        <text:list-item>
          <text:p text:style-name="P67">TRIGGER_ONCE : The trigger will only fire once.</text:p>
        </text:list-item>
      </text:list>
      <text:p text:style-name="P11"/>
      <text:h text:style-name="P35"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text:soft-page-break/>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0421379" text:continue-numbering="true" text:style-name="L22">
        <text:list-item>
          <text:p text:style-name="P67">target : this points to the entity to activate.</text:p>
        </text:list-item>
        <text:list-item>
          <text:p text:style-name="P67">nobots : bots scoring a frag do not trigger this entity.</text:p>
        </text:list-item>
        <text:list-item>
          <text:p text:style-name="P67">nohumans : the player scoring a frag does not trigger this entity.</text:p>
        </text:list-item>
        <text:list-item>
          <text:p text:style-name="P67">count : the number of frags that must be scored before this entity is triggered</text:p>
        </text:list-item>
      </text:list>
      <text:p text:style-name="P11"/>
      <text:p text:style-name="P11">Spawnflags:</text:p>
      <text:list xml:id="list30406757" text:continue-numbering="true" text:style-name="L22">
        <text:list-item>
          <text:p text:style-name="P67">TRIGGER_ONCE : The trigger will only fire once.</text:p>
        </text:list-item>
        <text:list-item>
          <text:p text:style-name="P67">NO_SUICIDE : The trigger does not respond to the player or bots blowing themselves up.</text:p>
        </text:list-item>
      </text:list>
      <text:p text:style-name="P11"/>
      <text:h text:style-name="P34"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0437570" text:continue-numbering="true" text:style-name="L22">
        <text:list-item>
          <text:p text:style-name="P67">target : this points to the entity to activate.</text:p>
        </text:list-item>
        <text:list-item>
          <text:p text:style-name="P67">message : message displayed when user triggers lock without the required keys.</text:p>
        </text:list-item>
        <text:list-item>
          <text:p text:style-name="P67">lockedsound : sound to play when player triggers lock without the required keys (eg. sound/world/klaxon1.wav).</text:p>
        </text:list-item>
        <text:list-item>
          <text:p text:style-name="P67">unlockedsound : sound to play when player triggers lock while having the required keys (eg. sound/world/klaxon2.wav).</text:p>
        </text:list-item>
        <text:list-item>
          <text:p text:style-name="P67">wait : time in seconds until trigger becomes re-triggerable after it's been touched (default 0.2, -1 = trigger once).</text:p>
        </text:list-item>
      </text:list>
      <text:p text:style-name="P11"/>
      <text:p text:style-name="P11">Spawnflags:</text:p>
      <text:list xml:id="list30435157" text:continue-numbering="true" text:style-name="L22">
        <text:list-item>
          <text:p text:style-name="P67">KEY_RED : only triggered when player has holdable_key_red item.</text:p>
        </text:list-item>
        <text:list-item>
          <text:p text:style-name="P67">KEY_GREEN : only triggered when player has holdable_key_green item.</text:p>
        </text:list-item>
        <text:list-item>
          <text:p text:style-name="P67">KEY_BLUE : only triggered when player has holdable_key_blue item.</text:p>
        </text:list-item>
        <text:list-item>
          <text:p text:style-name="P67">KEY_YELLOW : only triggered when player has holdable_key_yellow item.</text:p>
        </text:list-item>
        <text:list-item>
          <text:p text:style-name="P67">KEY_MASTER : only triggered when player has holdable_key_master item.</text:p>
        </text:list-item>
        <text:list-item>
          <text:p text:style-name="P67">KEY_GOLD : only triggered when player has holdable_key_gold item.</text:p>
        </text:list-item>
        <text:list-item>
          <text:p text:style-name="P67">KEY_SILVER : only triggered when player has holdable_key_silver item.</text:p>
        </text:list-item>
        <text:list-item>
          <text:p text:style-name="P67">KEY_IRON : only triggered when player has holdable_key_iron item.</text:p>
        </text:list-item>
      </text:list>
      <text:p text:style-name="P11"/>
      <text:h text:style-name="P31" text:outline-level="1">3 – Modified entities</text:h>
      <text:p text:style-name="Standard">This chapter describes the changes made to existing entities (those already available in vanilla Quake 3 Arena).</text:p>
      <text:p text:style-name="P11"><text:soft-page-break/></text:p>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6"><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6">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6"/>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text:soft-page-break/></text:p>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6"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36" text:outline-level="2"><text:soft-page-break/>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6" text:outline-level="2">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6"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text:soft-page-break/>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text:soft-page-break/>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2"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cg_marks</text:span> (default = 1)</text:p>
      <text:p text:style-name="P13">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3"/>
      <text:p text:style-name="P13"><text:span text:style-name="T10">cg_paintballMode</text:span> (default = 0)</text:p>
      <text:p text:style-name="P13">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text:soft-pag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30T10:29:45.58</dc:date>
    <meta:editing-duration>PT19H37M22S</meta:editing-duration>
    <meta:editing-cycles>255</meta:editing-cycles>
    <meta:generator>LibreOffice/3.3$Win32 LibreOffice_project/330m19$Build-202</meta:generator>
    <meta:document-statistic meta:table-count="0" meta:image-count="13" meta:object-count="0" meta:page-count="31" meta:paragraph-count="578" meta:word-count="12121" meta:character-count="69780"/>
  </office:meta>
</office:document-meta>
</file>